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zetwarzanie i normalizacja zdjęcia</text:p>
      <text:p text:style-name="Standard"/>
      <text:list xml:id="list47265095" text:style-name="L1">
        <text:list-item>
          <text:p text:style-name="P1">zwiększanie kontrastu</text:p>
        </text:list-item>
      </text:list>
      <text:p text:style-name="Standard"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Budkowski</meta:initial-creator>
    <meta:creation-date>2012-11-15T23:29:59</meta:creation-date>
    <meta:generator>LibreOffice/3.5$Linux_X86_64 LibreOffice_project/350m1$Build-2</meta:generator>
    <dc:date>2012-11-15T23:46:33</dc:date>
    <dc:creator>Lucas Budkowski</dc:creator>
    <meta:editing-duration>P0D</meta:editing-duration>
    <meta:editing-cycles>1</meta:editing-cycles>
    <meta:document-statistic meta:table-count="0" meta:image-count="0" meta:object-count="0" meta:page-count="1" meta:paragraph-count="3" meta:word-count="7" meta:character-count="59" meta:non-whitespace-character-count="54"/>
  </office:meta>
</office:document-meta>
</file>